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F" svg:font-family="" style:font-family-generic="roman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 fo:font-weight="normal" officeooo:rsid="0011da42" officeooo:paragraph-rsid="0011da42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weight="normal" officeooo:rsid="00186889" officeooo:paragraph-rsid="00186889" style:font-weight-asian="normal" style:font-weight-complex="normal"/>
    </style:style>
    <style:style style:name="P3" style:family="paragraph" style:parent-style-name="Standard">
      <style:text-properties style:font-name="sans-serif1" fo:font-weight="normal" officeooo:rsid="00171c39" officeooo:paragraph-rsid="00171c39" style:font-weight-asian="normal" style:font-weight-complex="normal"/>
    </style:style>
    <style:style style:name="P4" style:family="paragraph" style:parent-style-name="Standard">
      <style:text-properties style:font-name="sans-serif1" fo:font-weight="normal" officeooo:rsid="00186889" officeooo:paragraph-rsid="00186889" style:font-weight-asian="normal" style:font-weight-complex="normal"/>
    </style:style>
    <style:style style:name="P5" style:family="paragraph" style:parent-style-name="Standard">
      <style:text-properties style:font-name="sans-serif1" fo:font-weight="normal" officeooo:rsid="001bab0b" officeooo:paragraph-rsid="001bab0b" style:font-weight-asian="normal" style:font-weight-complex="normal"/>
    </style:style>
    <style:style style:name="P6" style:family="paragraph" style:parent-style-name="Standard" style:list-style-name="L1">
      <style:text-properties style:font-name="sans-serif1" fo:font-weight="normal" officeooo:rsid="001bab0b" officeooo:paragraph-rsid="001bab0b" style:font-weight-asian="normal" style:font-weight-complex="normal"/>
    </style:style>
    <style:style style:name="P7" style:family="paragraph" style:parent-style-name="Standard" style:list-style-name="L1">
      <style:text-properties style:font-name="sans-serif1" fo:font-weight="normal" officeooo:rsid="001d0dad" officeooo:paragraph-rsid="001d0dad" style:font-weight-asian="normal" style:font-weight-complex="normal"/>
    </style:style>
    <style:style style:name="P8" style:family="paragraph" style:parent-style-name="Standard">
      <style:text-properties style:font-name="sans-serif1" fo:font-weight="normal" officeooo:rsid="001d0dad" officeooo:paragraph-rsid="001d0dad" style:font-weight-asian="normal" style:font-weight-complex="normal"/>
    </style:style>
    <style:style style:name="P9" style:family="paragraph" style:parent-style-name="Standard" style:list-style-name="L1">
      <style:text-properties style:font-name="sans-serif1" fo:font-weight="normal" officeooo:rsid="001cba84" officeooo:paragraph-rsid="001cba84" style:font-weight-asian="normal" style:font-weight-complex="normal"/>
    </style:style>
    <style:style style:name="P10" style:family="paragraph" style:parent-style-name="Standard">
      <style:text-properties style:font-name="sans-serif1" fo:font-size="24pt" fo:font-weight="bold" officeooo:rsid="000937a4" officeooo:paragraph-rsid="000937a4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sans-serif1" fo:font-weight="bold" officeooo:rsid="000937a4" officeooo:paragraph-rsid="000937a4" style:font-weight-asian="bold" style:font-weight-complex="bold"/>
    </style:style>
    <style:style style:name="P12" style:family="paragraph" style:parent-style-name="Standard">
      <style:text-properties style:font-name="sans-serif1" fo:font-size="15pt" fo:font-weight="bold" officeooo:rsid="0009fb28" officeooo:paragraph-rsid="0009fb28" style:font-weight-asian="bold" style:font-weight-complex="bold"/>
    </style:style>
    <style:style style:name="P13" style:family="paragraph" style:parent-style-name="Standard">
      <style:text-properties style:font-name="sans-serif1" fo:font-size="15pt" fo:font-weight="bold" officeooo:rsid="00186889" officeooo:paragraph-rsid="00186889" style:font-weight-asian="bold" style:font-weight-complex="bold"/>
    </style:style>
    <style:style style:name="P14" style:family="paragraph" style:parent-style-name="Standard">
      <style:text-properties style:font-name="sans-serif1" fo:font-size="12pt" fo:font-weight="normal" officeooo:rsid="0009fb28" officeooo:paragraph-rsid="0009fb2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sans-serif1" fo:font-size="12pt" fo:font-weight="normal" officeooo:rsid="000c9df9" officeooo:paragraph-rsid="000c9df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sans-serif1" fo:font-size="12pt" fo:font-weight="normal" officeooo:rsid="00186889" officeooo:paragraph-rsid="00186889" style:font-size-asian="10.5pt" style:font-weight-asian="normal" style:font-size-complex="12pt" style:font-weight-complex="normal"/>
    </style:style>
    <style:style style:name="P17" style:family="paragraph" style:parent-style-name="Heading_20_1">
      <style:text-properties style:font-name="sans-serif1"/>
    </style:style>
    <style:style style:name="P18" style:family="paragraph" style:parent-style-name="Title">
      <style:text-properties style:font-name="sans-serif1"/>
    </style:style>
    <style:style style:name="P19" style:family="paragraph" style:parent-style-name="Subtitle">
      <style:text-properties style:font-name="sans-serif1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</style:style>
    <style:style style:name="P22" style:family="paragraph">
      <style:text-properties style:font-name="F" fo:font-size="12pt"/>
    </style:style>
    <style:style style:name="P23" style:family="paragraph">
      <style:paragraph-properties fo:text-align="center"/>
      <style:text-properties style:font-name="F" fo:font-size="12pt"/>
    </style:style>
    <style:style style:name="P24" style:family="paragraph">
      <loext:graphic-properties draw:fill-color="#ed1c24"/>
    </style:style>
    <style:style style:name="P25" style:family="paragraph">
      <loext:graphic-properties draw:fill-color="#72bf44"/>
    </style:style>
    <style:style style:name="P26" style:family="paragraph">
      <loext:graphic-properties draw:fill="none" draw:fill-color="#ffffff"/>
    </style:style>
    <style:style style:name="T1" style:family="text">
      <style:text-properties officeooo:rsid="000c9df9"/>
    </style:style>
    <style:style style:name="T2" style:family="text">
      <style:text-properties style:font-name="sans-serif1"/>
    </style:style>
    <style:style style:name="T3" style:family="text">
      <style:text-properties style:font-name="sans-serif1" officeooo:rsid="0019fc3e"/>
    </style:style>
    <style:style style:name="T4" style:family="text">
      <style:text-properties style:font-name="sans-serif1" officeooo:rsid="001bab0b"/>
    </style:style>
    <style:style style:name="T5" style:family="text">
      <style:text-properties style:font-name="sans-serif1" officeooo:rsid="001cba84"/>
    </style:style>
    <style:style style:name="T6" style:family="text">
      <style:text-properties style:font-name="sans-serif1" officeooo:rsid="00212b67"/>
    </style:style>
    <style:style style:name="T7" style:family="text">
      <style:text-properties officeooo:rsid="0019fc3e"/>
    </style:style>
    <style:style style:name="T8" style:family="text">
      <style:text-properties officeooo:rsid="001bab0b"/>
    </style:style>
    <style:style style:name="T9" style:family="text">
      <style:text-properties officeooo:rsid="001cba84"/>
    </style:style>
    <style:style style:name="T10" style:family="text">
      <style:text-properties officeooo:rsid="00212b67"/>
    </style:style>
    <style:style style:name="T11" style:family="text">
      <style:text-properties style:font-name="F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3.0417in" fo:min-width="5.8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374in" fo:min-width="1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3752in" fo:min-width="1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374in" fo:min-width="0.8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165in" fo:min-width="0.6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709in" fo:min-width="1.6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ed1c24" draw:textarea-horizontal-align="justify" draw:textarea-vertical-align="middle" draw:auto-grow-height="false" fo:min-height="0.0417in" fo:min-width="0.2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ed1c24" draw:textarea-horizontal-align="justify" draw:textarea-vertical-align="middle" draw:auto-grow-height="false" fo:min-height="0.2374in" fo:min-width="0.0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72bf44" draw:textarea-horizontal-align="justify" draw:textarea-vertical-align="middle" draw:auto-grow-height="false" fo:min-height="0.0575in" fo:min-width="0.2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72bf44" draw:textarea-horizontal-align="justify" draw:textarea-vertical-align="middle" draw:auto-grow-height="false" fo:min-height="0.0575in" fo:min-width="0.2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72bf44" draw:textarea-horizontal-align="justify" draw:textarea-vertical-align="middle" draw:auto-grow-height="false" fo:min-height="0.2472in" fo:min-width="0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page3R_mcid0"/>Praktikum Anwendungssysteme</text:p>
      <text:p text:style-name="P10"/>
      <text:p text:style-name="P19">JAVA STAR – Course to Learn Java</text:p>
      <text:p text:style-name="P11"/>
      <text:p text:style-name="P11"/>
      <text:h text:style-name="P17" text:outline-level="1"><text:bookmark text:name="page25R_mcid2"/>Architektur Systems</text:h>
      <text:p text:style-name="P12"/>
      <text:p text:style-name="P14"><text:span text:style-name="T1">Der System ist build über ein </text:span>Webserver, der Java Servlets und JavaServer Pages unterstützt: <text:span text:style-name="T1">in unserem Falls es ist Apache TomCat.</text:span></text:p>
      <text:p text:style-name="P14"/>
      <text:p text:style-name="P15">Diese Webserver generiert dynamic webseiten mit hilfe von informazionen speicher in ein Database: in unseren Falls PostgreSQL.</text:p>
      <text:p text:style-name="P15"/>
      <text:p text:style-name="P1"><text:span text:style-name="T2">Der Anwendung benutzt ein externe service - compiler explorer (</text:span><text:a xlink:type="simple" xlink:href="https://godbolt.org/" text:style-name="Internet_20_link" text:visited-style-name="Visited_20_Internet_20_Link"><text:span text:style-name="T2">https://godbolt.org/</text:span></text:a><text:span text:style-name="T2">). Diese resource muss erreichbar sein.</text:span></text:p>
      <text:p text:style-name="P15"/>
      <text:p text:style-name="P15"/>
      <text:p text:style-name="P3"><draw:custom-shape text:anchor-type="paragraph" draw:z-index="0" draw:name="Shape1" draw:style-name="gr1" draw:text-style-name="P20" svg:width="5.8232in" svg:height="3.0421in" svg:x="0.0492in" svg:y="0.111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21" svg:width="1.198in" svg:height="0.4378in" svg:x="0.2472in" svg:y="0.7882in"><text:p text:style-name="P21">WebBrowser</text:p><draw:enhanced-geometry svg:viewBox="0 0 21600 21600" draw:type="rectangle" draw:enhanced-path="M 0 0 L 21600 0 21600 21600 0 21600 0 0 Z N"/></draw:custom-shape><draw:custom-shape text:anchor-type="paragraph" draw:z-index="2" draw:name="Shape2" draw:style-name="gr2" draw:text-style-name="P21" svg:width="1.198in" svg:height="0.4378in" svg:x="1.8307in" svg:y="0.8091in"><text:p text:style-name="P21">Web Server</text:p><draw:enhanced-geometry svg:viewBox="0 0 21600 21600" draw:type="rectangle" draw:enhanced-path="M 0 0 L 21600 0 21600 21600 0 21600 0 0 Z N"/></draw:custom-shape><draw:custom-shape text:anchor-type="paragraph" draw:z-index="3" draw:name="Shape3" draw:style-name="gr3" draw:text-style-name="P20" svg:width="1.1461in" svg:height="1.3752in" svg:x="3.2992in" svg:y="0.4134in"><text:p/><draw:enhanced-geometry svg:viewBox="0 0 21600 21600" draw:type="rectangle" draw:enhanced-path="M 0 0 L 21600 0 21600 21600 0 21600 0 0 Z N"/></draw:custom-shape><draw:custom-shape text:anchor-type="paragraph" draw:z-index="4" draw:name="Shape2" draw:style-name="gr4" draw:text-style-name="P21" svg:width="0.8961in" svg:height="0.4378in" svg:x="3.4555in" svg:y="0.8193in"><text:p text:style-name="P21">Servlet</text:p><draw:enhanced-geometry svg:viewBox="0 0 21600 21600" draw:type="rectangle" draw:enhanced-path="M 0 0 L 21600 0 21600 21600 0 21600 0 0 Z N"/></draw:custom-shape><draw:custom-shape text:anchor-type="paragraph" draw:z-index="5" draw:name="Shape4" draw:style-name="gr5" svg:width="0.6043in" svg:height="0.6669in" svg:x="3.2055in" svg:y="2.0484in"><text:p>Database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name="Shape5" draw:style-name="gr6" draw:text-style-name="P23" svg:width="1.6043in" svg:height="0.2713in" svg:x="4.1327in" svg:y="2.111in"><text:p text:style-name="P22"><text:span text:style-name="T11"><text:a xlink:href="https://godbolt.org/" xlink:type="simple">https://godbolt.org/</text:a></text:span></text:p><draw:enhanced-geometry svg:viewBox="0 0 21600 21600" draw:type="rectangle" draw:enhanced-path="M 0 0 L 21600 0 21600 21600 0 21600 0 0 Z N"/></draw:custom-shape><draw:custom-shape text:anchor-type="paragraph" draw:z-index="7" draw:name="Shape6" draw:style-name="gr7" draw:text-style-name="P24" svg:width="0.2606in" svg:height="0.0835in" svg:x="1.5181in" svg:y="0.850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Shape6" draw:style-name="gr7" draw:text-style-name="P24" svg:width="0.2606in" svg:height="0.0835in" svg:x="3.0929in" svg:y="0.850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7" draw:style-name="gr8" draw:text-style-name="P24" svg:width="0.0941in" svg:height="0.2713in" svg:x="3.3618in" svg:y="1.72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7" draw:style-name="gr8" draw:text-style-name="P24" svg:width="0.0941in" svg:height="0.2713in" svg:x="4.1492in" svg:y="1.72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8" draw:style-name="gr9" draw:text-style-name="P25" svg:width="0.2713in" svg:height="0.115in" svg:x="1.4972in" svg:y="1.142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8" draw:style-name="gr10" draw:text-style-name="P25" svg:width="0.2713in" svg:height="0.115in" svg:x="3.072in" svg:y="1.1425in"><text:p><text:s/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9" draw:style-name="gr11" draw:text-style-name="P25" svg:width="0.1252in" svg:height="0.2815in" svg:x="3.5701in" svg:y="1.694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9" draw:style-name="gr11" draw:text-style-name="P25" svg:width="0.1252in" svg:height="0.2815in" svg:x="4.3575in" svg:y="1.694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6" draw:style-name="gr7" draw:text-style-name="P24" svg:width="0.2606in" svg:height="0.0835in" svg:x="0.3366in" svg:y="2.42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8" draw:style-name="gr9" draw:text-style-name="P25" svg:width="0.2713in" svg:height="0.115in" svg:x="0.3161in" svg:y="2.602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7" draw:name="Shape10" draw:style-name="gr12" draw:text-style-name="P26" svg:width="0.7398in" svg:height="0.2087in" svg:x="0.6429in" svg:y="2.3508in"><draw:text-box><text:p>Request</text:p></draw:text-box></draw:frame><draw:frame text:anchor-type="paragraph" draw:z-index="18" draw:name="Shape11" draw:style-name="gr12" draw:text-style-name="P26" svg:width="0.7713in" svg:height="0.2087in" svg:x="0.6429in" svg:y="2.5591in"><draw:text-box><text:p>Respons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1"><text:bookmark text:name="page25R_mcid3"/>Zweck und den Nutzen</text:h>
      <text:p text:style-name="P3"/>
      <text:p text:style-name="P4">Der Nutzer, der auf Startseite Landet kann login, falls er ist schon registriert, ein neue Account anlegen oder navigieren durch die ‘frei’ Seiten. </text:p>
      <text:p text:style-name="P4"/>
      <text:h text:style-name="P17" text:outline-level="1"><text:soft-page-break/></text:h>
      <text:h text:style-name="P17" text:outline-level="1"><text:bookmark text:name="page25R_mcid4"/>Bestandteile <text:span text:style-name="T7">des Anwendung</text:span></text:h>
      <text:p text:style-name="P13"/>
      <text:p text:style-name="P16"/>
      <text:p text:style-name="P5">Die Anwendung bestehen von &lt;TODO&gt; teilen:</text:p>
      <text:p text:style-name="P5"/>
      <text:list xml:id="list442367241" text:style-name="L1">
        <text:list-item>
          <text:p text:style-name="P6">Administrative Sektion</text:p>
        </text:list-item>
        <text:list-item>
          <text:p text:style-name="P6">Bean classes</text:p>
        </text:list-item>
        <text:list-item>
          <text:p text:style-name="P6">Database Connection <text:span text:style-name="T9">utility</text:span></text:p>
        </text:list-item>
        <text:list-item>
          <text:p text:style-name="P7"><text:span text:style-name="T9">E</text:span>xternal Service Helper</text:p>
        </text:list-item>
        <text:list-item>
          <text:p text:style-name="P6">Webpages</text:p>
          <text:p text:style-name="P9"/>
        </text:list-item>
      </text:list>
      <text:p text:style-name="P8">Nebenbei es gibt ein rehinfolge von Helper Klasse, die werden in detail beschr<text:span text:style-name="T10">ieben.</text:span>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F" svg:font-family="" style:font-family-generic="roman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4T09:54:30.150390413</meta:creation-date>
    <meta:generator>LibreOffice/6.0.7.3$Linux_X86_64 LibreOffice_project/00m0$Build-3</meta:generator>
    <dc:date>2022-09-24T10:31:14.720030996</dc:date>
    <meta:editing-duration>PT36M35S</meta:editing-duration>
    <meta:editing-cycles>27</meta:editing-cycles>
    <meta:document-statistic meta:table-count="0" meta:image-count="0" meta:object-count="0" meta:page-count="2" meta:paragraph-count="16" meta:word-count="128" meta:character-count="879" meta:non-whitespace-character-count="769"/>
  </office:meta>
</office:document-meta>
</file>